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style:text-properties style:font-name="Calibri" fo:font-weight="bold" style:font-weight-asian="bold" style:font-weight-complex="bold"/>
    </style:style>
    <style:style style:name="P3" style:family="paragraph" style:parent-style-name="Standard" style:list-style-name="L3">
      <style:paragraph-properties fo:margin-top="0cm" fo:margin-bottom="0.199cm"/>
      <style:text-properties style:font-name="Calibri"/>
    </style:style>
    <style:style style:name="T1" style:family="text">
      <style:text-properties style:use-window-font-color="true" fo:font-style="normal" fo:font-weight="normal" style:font-style-asian="normal" style:font-weight-asian="normal" style:font-style-complex="normal" style:font-weight-complex="normal"/>
    </style:style>
    <style:style style:name="T2" style:family="text">
      <style:text-properties style:use-window-font-color="true"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o 2ª Evaluación Víctor Visús García.</text:p>
      <text:p text:style-name="P1"/>
      <text:p text:style-name="P1"><text:span text:style-name="T1">El programa tiene su método principal en mvpBinanApp.java, el cual lo único que hace es llamar al método iniciarInicio() de la clase CtrlInicio</text:span></text:p>
      <text:p text:style-name="P2"><text:span text:style-name="T2">CtrlInicio</text:span></text:p>
      <text:p text:style-name="P1"><text:span text:style-name="T1">Esta clase implementa a la clase de Java ActionListener, para que escuche la interacción del usuario con la vista. Es la que controla las funciones de la vista Inicio, primero instancia un objeto de la clase Inicio (la vista)</text:span></text:p>
      <text:p text:style-name="P1"><text:span text:style-name="T1">alberga dos métodos,</text:span></text:p>
      <text:list xml:id="list5504557133403137042" text:style-name="L3">
        <text:list-item>
          <text:p text:style-name="P3"><text:span text:style-name="T1">iniciarInicio() que lo hace es, una vez instanc iada la vista, la hace visible, le pone un titulo y la centra en la pantalla.</text:span></text:p>
        </text:list-item>
        <text:list-item>
          <text:p text:style-name="P3"><text:span text:style-name="T1">ActionPerformed, que filtra la interacción del usuario y seggún donde haya realizado la acción lanza una función u otra.</text:span></text:p>
        </text:list-item>
      </text:list>
      <text:p text:style-name="P1"><text:span text:style-name="T1"/></text:p>
      <text:p text:style-name="P1"><text:span text:style-name="T1">El Login lo realiza obteniendo los datos de las cajas de texto de la vista, los guarda en un array list que luego los manda para validar, que lo único que hace es comprobar que no estan vacios.</text:span></text:p>
      <text:p text:style-name="P1"><text:span text:style-name="T1">Recoge del campo password su contenido y lo convierte en String para cifrarlo en una nueva variable.</text:span></text:p>
      <text:p text:style-name="P1"><text:span text:style-name="T1">Establece los atributos del objeto Usuario usr de Nickname y Password, evalua si el usuario introducido es una Sala o un Artista y dependiendo del resultado realiza una gestión u otra.</text:span></text:p>
      <text:p text:style-name="P1"><text:span text:style-name="T1">Esta evaluación la realiza llamando al método saberTipoUser(), que recibe el Usuario, el cual realiza una consulta SQL a la base de datos para extraer todos los atributos del Usuario, asi como el tipo de usuario al que corresponde, tambien comprueba que la contraseña introducida, y guardada en el objeto Usuario, coincida con la extraida de la base de datos.</text:span></text:p>
      <text:p text:style-name="P1"><text:span text:style-name="T1">Una vez realizada la evaluación del tipo de usuario, instancia un objeto del tipo que corresponda y lo envia al método iniciarSesion, que recibe el Usuario, el tipo de usuario y los datos personales.</text:span></text:p>
      <text:p text:style-name="P1"><text:span text:style-name="T1">Este método, realiza una consulta Select a la base de datos, primero a la tabla usuarios unida a la de tipo_usuarios, para extraer la información base del Usuario, una vez recibida la consulta establece los valores, extraidos de la BBDD, en los atributos del usuario.</text:span></text:p>
      <text:p text:style-name="P1"><text:span text:style-name="T1">Para crear el objeto Datos Personales, llama al método montarDatPerson, y le envia el objeto datPerson. Este método practicamente hace lo mismo que el anterior, extrae (mediante consulta Select a la BBDD) los valores que corresponden al usuario que esta iniciando sesión, los establece en sus atributos y devuelve el objeto recibido con los datos correctos.</text:span></text:p>
      <text:p text:style-name="P1"><text:span text:style-name="T1">Una vez montado el Ojeto Usuario y sus Datos Personales, el sistema realiza otra consulta Select a la tabla correspondiente al tipo de usuario (salas o artistas) para extraer el nombre de la marca y añadir ese valor al Objeto "tipo de usuario" (sala o artista), para montar el objeto del tipo de usuario correcto establece los valores de sus atributo con los valores que correspondan en el objeto Usuario, además de enviarle el objeto Datos Personales</text:span></text:p>
      <text:p text:style-name="P1"><text:span text:style-name="T1">Una vez realizado el login instancia el controlador de la vista correspondiente al panel de usuario, enviando en el caso que corresponda el objeto Sala o Artista, inicia el controlado y cierra el panel de log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2M</meta:editing-duration>
    <meta:editing-cycles>4</meta:editing-cycles>
    <meta:generator>OpenOffice/4.1.9$Win32 OpenOffice.org_project/419m1$Build-9805</meta:generator>
    <dc:date>2021-05-12T18:37:00.94</dc:date>
    <meta:document-statistic meta:table-count="0" meta:image-count="0" meta:object-count="0" meta:page-count="1" meta:paragraph-count="16" meta:word-count="510" meta:character-count="3007"/>
    <meta:user-defined meta:name="Info 1"/>
    <meta:user-defined meta:name="Info 2"/>
    <meta:user-defined meta:name="Info 3"/>
    <meta:user-defined meta:name="Info 4"/>
  </office:meta>
</office:document-meta>
</file>